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6.618cm"/>
    </style:style>
    <style:style style:name="co3" style:family="table-column">
      <style:table-column-properties fo:break-before="auto" style:column-width="6.373cm"/>
    </style:style>
    <style:style style:name="co4" style:family="table-column">
      <style:table-column-properties fo:break-before="auto" style:column-width="2.32cm"/>
    </style:style>
    <style:style style:name="co5" style:family="table-column">
      <style:table-column-properties fo:break-before="auto" style:column-width="32.538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y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58" table:default-cell-style-name="ce9"/>
        <table:table-column table:style-name="co6" table:number-columns-repeated="959" table:default-cell-style-name="ce12"/>
        <table:table-column table:style-name="co7" table:default-cell-style-name="ce12"/>
        <table:table-row table:style-name="ro1">
          <table:table-cell office:value-type="string" calcext:value-type="string">
            <text:p>IdPays</text:p>
          </table:table-cell>
          <table:table-cell office:value-type="string" calcext:value-type="string">
            <text:p>NomPaysFR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Continent</text:p>
          </table:table-cell>
          <table:table-cell office:value-type="string" calcext:value-type="string">
            <text:p>UrlDrapeau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d/d1/Flag_map_of_Afghanistan.svg/1200px-Flag_map_of_Afghanistan.svg.png?2019030610212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ttps://upload.wikimedia.org/wikipedia/commons/2/23/Flag-map_of_South_Africa.sv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9/Flag_map_of_Albania.png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6/Flag_map_of_Algeria.svg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e/Flag_map_of_Germany.svg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Andor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thumb/a/af/Flag_map_of_Andorra.svg/1255px-Flag_map_of_Andorra.svg.png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g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c/Flag_map_of_Angola_%28MPLA%29.png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ntigua and Barb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9/Flag_of_Antigua_and_Barbuda.svg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Saudi 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d/Saudi_Arabia-Flagmap.svg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2/Flag-map_of_Argentina_%2B_Falkland_Islands.svg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e</text:p>
          </table:table-cell>
          <table:table-cell office:value-type="string" calcext:value-type="string">
            <text:p>Arm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c/Flag_map_of_Armenia.svg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6/63/Flag-map_of_Australia.svg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4/Flag-map_of_Austria.svg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djan</text:p>
          </table:table-cell>
          <table:table-cell office:value-type="string" calcext:value-type="string">
            <text:p>Azerbaij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3/Flag-map_of_Azerbaijan.svg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9/93/Flag_of_the_Bahamas.svg/1200px-Flag_of_the_Bahamas.svg.png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Bah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1/Flag-map_of_Bahrain.sv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8/Flag-map_of_Bangladesh.svg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e</text:p>
          </table:table-cell>
          <table:table-cell office:value-type="string" calcext:value-type="string">
            <text:p>Barba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2/27/Flag-map_of_Barbados.svg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ela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d/d5/Flag-map_of_Belarus.svg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c/Flag-map_of_Belgium.svg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l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d/Flag-map_of_Belize.png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en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d/Flag-map_of_Benin.svg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mudes</text:p>
          </table:table-cell>
          <table:table-cell office:value-type="string" calcext:value-type="string">
            <text:p>Berm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4/Flag-map_of_Bermuda.svg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Bhu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3/31/Flag-map_of_Bhutan.svg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Boli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9/Flag-map_of_Bolivia.svg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e-Herzegovine</text:p>
          </table:table-cell>
          <table:table-cell office:value-type="string" calcext:value-type="string">
            <text:p>Bosnia and Herzegov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d/Flag_map_of_Bosnia_and_Herzegovina.svg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otsw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f/ff/Flag-map_of_Botswana.svg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esil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9/9e/Flag_map_of_Brazil.png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Brunei Darussa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andeps.com/logo-download/F/Flag-map-of-Brunei-logo-vector-01.svg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2/Flag_map_of_Bulgaria.svg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Burkina Fa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c/Flag-map_of_Burkina_Faso.svg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urun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7/Flag-map_of_Burundi.svg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-Vert</text:p>
          </table:table-cell>
          <table:table-cell office:value-type="string" calcext:value-type="string">
            <text:p>Cabo Ve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1/Flag-map_of_Cape_Verde.svg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Cambo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9/Flag_map_of_Cambodia.svg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Camer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3/Flag-map_of_Cameroon.svg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a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5/Flag-map_of_Canada.svg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4/43/Flag-map_of_Chile.svg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7/Flag_map_of_Unified_China_%28People%27s_Republic_of_China%29.svg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p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Cyprus.svg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b/Flag-map_of_Colombia.svg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Como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a/Flag_map_of_Comoros_%28united%29.svg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8/86/Flag-map_of_the_Republic_of_the_Congo.svg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publique democratique du Congo</text:p>
          </table:table-cell>
          <table:table-cell office:value-type="string" calcext:value-type="string">
            <text:p>Democratic Republic of the Co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8/Flag-map_of_the_Democratic_Republic_of_the_Congo.svg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ree du Sud</text:p>
          </table:table-cell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0/Flag-map_of_South_Korea.sv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ree du Nord</text:p>
          </table:table-cell>
          <table:table-cell office:value-type="string" calcext:value-type="string">
            <text:p>North 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5/Flag-map_of_North_Korea.svg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Costa 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2/Map_and_flag_of_Costa_Rica.svg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Co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9/Flag-map_of_Cote_d%27Ivoire.svg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c/c9/Flag_map_of_Croatia.svg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1/Flag-map_of_Cuba.svg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4/42/Flag-map_of_Denmark.svg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c/c2/Flag-map_of_Djibouti.svg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epublique dominicaine</text:p>
          </table:table-cell>
          <table:table-cell office:value-type="string" calcext:value-type="string">
            <text:p>Dominican Republ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3/39/Flag_map_of_the_Dominican_Republic.svg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omi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f/f0/Flag-map_of_Dominica.svg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3/Flag-map_of_Egypt.svg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v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8/El_Salvador_Stub.svg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mirats arabes unis</text:p>
          </table:table-cell>
          <table:table-cell office:value-type="string" calcext:value-type="string">
            <text:p>United Arab Emi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_map_of_the_United_Arab_Emirates.svg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0/02/Flag-map_of_Ecuador.svg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ythree</text:p>
          </table:table-cell>
          <table:table-cell office:value-type="string" calcext:value-type="string">
            <text:p>Erit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9/Flag-map_of_Eritrea.svg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6/Flag_map_of_Spain.svg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st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1/Flag-map_of_Estonia.svg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Eswa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Eswatini.svg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tats-Unis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1/1e/Flag_map_of_the_United_States_%28All_50_States%29.png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Ethio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-map_of_Ethiopia.svg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roe</text:p>
          </table:table-cell>
          <table:table-cell office:value-type="string" calcext:value-type="string">
            <text:p>Faroe Is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b/Flag-map_of_the_Faroe_Islands.svg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dji</text:p>
          </table:table-cell>
          <table:table-cell office:value-type="string" calcext:value-type="string">
            <text:p>Fij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5/5d/Flag-map_of_Fiji.svg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1/12/Flag-map_of_Finland.svg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0/Flag-map_of_France2.svg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Gabon.svg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d/Flag-map_of_The_Gambia.svg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8/Flag-map_of_Georgia.svg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Gh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3/Flag-map_of_Ghana.svg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Gibral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f/Flag_map_of_Gibraltar.svg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ce</text:p>
          </table:table-cell>
          <table:table-cell office:value-type="string" calcext:value-type="string">
            <text:p>G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Greece2.svg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Gren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b/ba/Flag-map_of_Grenada.svg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oenland</text:p>
          </table:table-cell>
          <table:table-cell office:value-type="string" calcext:value-type="string">
            <text:p>Gree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thumb/d/df/Flag_Map_of_Greenland_%28Denmark%29.png/514px-Flag_Map_of_Greenland_%28Denmark%29.png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Guatem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4/Flag_map_of_Guatemala.svg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uerns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9/Flag-map_of_Guernsey.svg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f/Flag-map_of_Guinea.svg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inee equatoriale</text:p>
          </table:table-cell>
          <table:table-cell office:value-type="string" calcext:value-type="string">
            <text:p>Equatorial Guin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reesvg.org/img/Equatorial-Guinea-Flag-Map.png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nee-Bissau</text:p>
          </table:table-cell>
          <table:table-cell office:value-type="string" calcext:value-type="string">
            <text:p>Guinea-Biss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c/Flag-map_of_Guinea-Bissau.svg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u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-map_of_Guyana.svg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Hai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c/c7/Flag_map_of_Haiti.svg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e/ef/Flag-map_of_Honduras.svg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f/Flag-map_of_Hong_Kong.svg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f/Flag-map_of_Hungary.svg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f/Flag-map_of_India_%28de-facto%29.svg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e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a/a9/Flag_map_of_Indonesia.svg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2/Flag-map_of_Iran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4/Flag-map_of_Iraq.svg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6/Flag-map_of_Ireland.svg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Ic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9/Flag-map_of_Iceland.svg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d/Flag-map_of_Israel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f/Flag_map_of_Italy.svg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que</text:p>
          </table:table-cell>
          <table:table-cell office:value-type="string" calcext:value-type="string">
            <text:p>Jama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0/Flag-map_of_Jamaica.svg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3/Flag-map_of_Japan.svg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c/Flag-map_of_Jordan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Kazakh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4/Flag-map_of_Kazakhstan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Ken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3/Flag-map_of_Kenya.svg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1/Kyrgyzstan_stub.svg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Kiribat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6/63/Flag_map_of_Kiribati_%28Kiritimati%29.png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Kuw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4/Flag-map_of_Kuwait.svg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2/21/Flag-map_of_Laos.svg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Lesot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4/Flag-map_of_Lesotho.svg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Lat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2/27/Flag-map_of_Latvia.svg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Leba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7/Flag-map_of_Lebanon.svg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e/e1/Flag-map_of_Liberia.svg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Lib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Libya.svg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Liechtens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5/Flag-map_of_Liechtenstein.svg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Lithu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2/Flag-map_of_Lithuania.svg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7/70/Flag-map_of_Luxembourg.svg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Mac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8/87/Macau_flag-map.svg/593px-Macau_flag-map.svg.png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cedoine du Nord</text:p>
          </table:table-cell>
          <table:table-cell office:value-type="string" calcext:value-type="string">
            <text:p>North Maced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9/Flag_map_of_North_Macedonia.svg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c/Flag-map_of_Madagascar.svg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d/Flag_map_of_Malaysia.svg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Malaw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1/Flag-map_of_Malawi.svg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Mald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d/Flagmap_of_the_Maldives_%28stub%29.png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d/Flag-map_of_Mali.svg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d/Flag_map_of_Malta.svg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Moro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8/Flag-map_of_Morocco.svg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aurit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1/13/Flag-map_of_Mauritius.svg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Maurit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a/Flag-map_of_Mauritania.svg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Mex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a/aa/Mexico_Flag_Map.svg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nesie</text:p>
          </table:table-cell>
          <table:table-cell office:value-type="string" calcext:value-type="string">
            <text:p>Micrones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20/06/21/05/21/micronesia-5323265_960_720.png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Mold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5/Flag_map_of_Moldova.svg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pixabay.com/photo/2016/10/21/19/04/monaco-1758837_960_720.png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Mongo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6/62/Flag-map_of_Mongolia.svg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Monteneg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f/fd/Flag_map_of_Montenegro.svg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Mozamb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4/Flag-map_of_Mozambique.svg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e/Myanmar_Map_Flag.svg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mi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5/Flag-map_of_Namibia.svg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au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16/10/21/19/31/namibia-1758967_960_720.png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e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9/Flag_map_of_Nepal.svg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Nicar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7/Flag_map_of_Nicaragua.svg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a/Flag-map_of_Niger.svg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Ni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3/Flag-map_of_Nigeria.svg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i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7/7e/Flag-map_of_Niue.svg/1200px-Flag-map_of_Niue.svg.png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vege</text:p>
          </table:table-cell>
          <table:table-cell office:value-type="string" calcext:value-type="string">
            <text:p>Nor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5/58/Norway-Flagmap.svg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ouvelle-Zelande</text:p>
          </table:table-cell>
          <table:table-cell office:value-type="string" calcext:value-type="string">
            <text:p>New Ze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5/51/Flag-map_of_New_Zealand.svg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8/Flag_map_of_Oman.svg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Ug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3/30/Flag-map_of_Uganda.svg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uzbekistan</text:p>
          </table:table-cell>
          <table:table-cell office:value-type="string" calcext:value-type="string">
            <text:p>Uzbe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e/e8/Flag-map_of_Uzbekistan.svg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5/53/Flag_map_of_Pakistan.svg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cdn.pixabay.com/photo/2020/06/21/05/23/palau-5323273_1280.png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ales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b/b2/Flag_map_of_the_Palestinian_territories.svg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Pana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5/56/Flag-map_of_Panama.svg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pouasie-Nouvelle-Guinee</text:p>
          </table:table-cell>
          <table:table-cell office:value-type="string" calcext:value-type="string">
            <text:p>Papua New Guin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f/Flag-map_of_Papua_New_Guinea2.svg/2560px-Flag-map_of_Papua_New_Guinea2.svg.png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Para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b/b1/Flag-map_of_Paraguay.svg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e/Flag-map_of_the_Netherlands.svg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ou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d/d1/Flag-map_of_Peru.svg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hilipp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1/16/Flag_map_of_the_Philippines_%28navy_blue%29.svg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b/Flag-map_of_Poland_%28state%29.svg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3/Flag-map_of_Portugal.svg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b/Flag-map_of_Qatar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Flag-map_of_Syria.svg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publique centrafricaine</text:p>
          </table:table-cell>
          <table:table-cell office:value-type="string" calcext:value-type="string">
            <text:p>Central African Re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he_Central_African_Republic.svg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6/67/Flag_map_of_Romania.svg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c/Flag-map_of_the_United_Kingdom.svg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9/94/Flag-map_of_Russia.svg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Rw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c/Flag-map_of_Rwanda.svg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Saint Lu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9/99/Flag-map_of_Saint_Lucia.svg/1200px-Flag-map_of_Saint_Lucia.svg.png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Saint Kitts and Nev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d/d1/Flag-map_of_Saint_Kitts_and_Nevis.svg/741px-Flag-map_of_Saint_Kitts_and_Nevis.svg.png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an Mar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reesvg.org/img/San-Marino-Map-Flag.png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Holy s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freesvg.org/img/Vatican-City-Map-Flag.png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int-Vincent-et-lesGrenadines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1/15/Flag_map_of_Saint_Vincent_and_the_Grenadines.svg/1200px-Flag_map_of_Saint_Vincent_and_the_Grenadines.svg.png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les Salomon</text:p>
          </table:table-cell>
          <table:table-cell office:value-type="string" calcext:value-type="string">
            <text:p>Solomon Is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0/Flag-map_of_the_Solomon_Islands.svg/1200px-Flag-map_of_the_Solomon_Islands.svg.png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am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f/f8/Flag-map_of_Samoa.svg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o Tome-et-Principe</text:p>
          </table:table-cell>
          <table:table-cell office:value-type="string" calcext:value-type="string">
            <text:p>Sao Tome and Princi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a/af/Flag-map_of_Sao_Tome_and_Principe.svg/1200px-Flag-map_of_Sao_Tome_and_Principe.svg.png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Sene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d/d3/Flag-map_of_Senegal.svg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Ser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e/e0/Flag_map_of_Serbia_%28with_Kosovo%29.svg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eychel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pixabay.com/photo/2020/06/21/05/28/seychelles-5323288_640.png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Sierra Le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7/7f/Flag-map_of_Sierra_Leone.svg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9/Flag_map_of_Singapore.svg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Slovak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c/Flag-map_of_Czechoslovakia.svg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8/82/Flag-map_of_Slovenia2.svg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Somal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a/a5/Flag-map_of_Somalia.svg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d/Flag-map_of_Sudan.svg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dan du Sud</text:p>
          </table:table-cell>
          <table:table-cell office:value-type="string" calcext:value-type="string">
            <text:p>South Sud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b/bb/Flag_map_of_South_Sudan.svg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Sri L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7/7d/Flag-map-of-sri-lanka.png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ede</text:p>
          </table:table-cell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b/b1/Flag-Map_of_Sweden.svg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3/3b/Flag-map_of_Switzerland.svg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7/79/Flag-map_of_Suriname.svg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djikistan</text:p>
          </table:table-cell>
          <table:table-cell office:value-type="string" calcext:value-type="string">
            <text:p>Taji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0/08/TajikistanStub.svg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9/96/Flag_map_of_Taiwan_%28ROC%29.svg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Tanza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6/66/Flag-map_of_Tanzania.svg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Ch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2/21/Flag-map_of_Chad.svg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chequie</text:p>
          </table:table-cell>
          <table:table-cell office:value-type="string" calcext:value-type="string">
            <text:p>Czech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a/a5/Flag-map_of_the_Czech_Republic.svg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e</text:p>
          </table:table-cell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f/f2/Flag_map_of_Thailand.svg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imor-Le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thumb/9/9d/Flag-map_of_Great_Timor.svg/1200px-Flag-map_of_Great_Timor.svg.png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To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4/4a/Flag-map_of_Togo.svg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Tong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9/9d/Flag-map_of_Great_Timor.svg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te-et-Tobago</text:p>
          </table:table-cell>
          <table:table-cell office:value-type="string" calcext:value-type="string">
            <text:p>Trinidad and Toba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b/Flag-map_of_Trinidad_and_Tobago.svg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Tuni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0/06/Flag_map_of_Tunisia.svg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Turkme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c/c1/Turkmenistan-Flagmap.svg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4/49/Flag-map_of_Turkey.svg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uva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9/Flag-map_of_Tuvalu.svg/1200px-Flag-map_of_Tuvalu.svg.png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upload.wikimedia.org/wikipedia/commons/0/06/Flag_map_of_Ukraine_with_Crimea_as_disputed_territory.png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f/f8/Flag-map_of_Uruguay.svg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Vanuat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b/b9/Flag-map_of_Vanuatu.svg/505px-Flag-map_of_Vanuatu.svg.png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8/84/Flag-map_of_Venezuela.svg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Viet 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8/83/Flag-map_of_Vietnam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upload.wikimedia.org/wikipedia/commons/d/da/Flag-map_of_Yemen_%28precise_boundaries%29.svg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a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5/50/Flag-map_of_Zambia.svg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9/99/Zimbabwe_Flag_Map.svg</text:p>
          </table:table-cell>
          <table:table-cell table:number-columns-repeated="1018"/>
        </table:table-row>
        <table:table-row table:style-name="ro1" table:number-rows-repeated="104837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lément Calia</meta:initial-creator>
    <meta:creation-date>2022-02-21T14:21:31Z</meta:creation-date>
    <dc:date>2022-04-08T21:58:23.932000000</dc:date>
    <meta:editing-duration>PT48M42S</meta:editing-duration>
    <meta:editing-cycles>17</meta:editing-cycles>
    <meta:document-statistic meta:table-count="1" meta:cell-count="1020" meta:object-count="0"/>
  </office:meta>
</office:document-meta>
</file>